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28</text:p>
          </table:table-cell>
        </table:table-row>
        <table:table-row table:style-name="ro1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27</text:p>
          </table:table-cell>
        </table:table-row>
        <table:table-row table:style-name="ro1">
          <table:table-cell office:value-type="string" calcext:value-type="string">
            <text:p><text:a xlink:href="https://1xbet.whoscored.com/Players/74447/Show/Marcos-Rocha" xlink:type="simple">14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2/Show/Diego" xlink:type="simple">15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0/Show/Éverton" xlink:type="simple">16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595/Show/Gustavo-Henrique" xlink:type="simple">17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3/Show/Igor-Paixão" xlink:type="simple">1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string" calcext:value-type="string">
            <text:p>2.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300280/Show/Ygor-Nogueira" xlink:type="simple">19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9/Show/Joaquim" xlink:type="simple">20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39173/Show/Murilo" xlink:type="simple">21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39/Show/Jhon-Arias" xlink:type="simple">22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40/Show/Sidimar" xlink:type="simple">23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6</text:p>
          </table:table-cell>
        </table:table-row>
        <table:table-row table:style-name="ro1">
          <table:table-cell office:value-type="string" calcext:value-type="string">
            <text:p><text:a xlink:href="https://1xbet.whoscored.com/Players/136957/Show/Fernando-Miguel" xlink:type="simple">24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25957/Show/Víctor-Cuesta" xlink:type="simple">25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00/Show/Juninho-Capixaba" xlink:type="simple">26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03383/Show/Gustavo-Gómez" xlink:type="simple">27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7/Show/Luiz-Henrique" xlink:type="simple">2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18302/Show/Artur" xlink:type="simple">29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<text:a xlink:href="https://1xbet.whoscored.com/Players/360109/Show/Anderson" xlink:type="simple">30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7.0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4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445/Show/Jonathan-Calleri" xlink:type="simple">38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7581/Show/Ayrton" xlink:type="simple">39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7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101467/Show/Éverton-Ribeiro" xlink:type="simple">48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9/Show/Habraão" xlink:type="simple">49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296379/Show/Carlos-de-Pena" xlink:type="simple">50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0</text:p>
          </table:table-cell>
        </table:table-row>
        <table:table-row table:style-name="ro3" table:number-rows-repeated="2">
          <table:table-cell table:style-name="Default" table:number-columns-repeated="8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52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53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8/Show/Robert-Arboleda" xlink:type="simple">55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9/Show/Germán-Cano" xlink:type="simple">5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871/Show/Fabián-Balbuena" xlink:type="simple">58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61/Show/Pedro-Henrique" xlink:type="simple">59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4/Show/João-Paulo" xlink:type="simple">6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16886/Show/Hulk" xlink:type="simple">61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75752/Show/Dudu" xlink:type="simple">62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98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3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98</text:p>
          </table:table-cell>
        </table:table-row>
        <table:table-row table:style-name="ro2">
          <table:table-cell office:value-type="string" calcext:value-type="string">
            <text:p><text:a xlink:href="https://1xbet.whoscored.com/Players/121718/Show/Marçal" xlink:type="simple">66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79487/Show/João-Carlos" xlink:type="simple">67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0237/Show/Ganso" xlink:type="simple">6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40187/Show/Lucas-Mezenga" xlink:type="simple">69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43/Show/Eduardo-Bauermann" xlink:type="simple">7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58143/Show/Felipe-Jonatan" xlink:type="simple">7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30/Show/Ignacio-Fernández" xlink:type="simple">7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2/Show/Busanello" xlink:type="simple">73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20319/Show/Raniele" xlink:type="simple">74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3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3</text:p>
          </table:table-cell>
        </table:table-row>
        <table:table-row table:style-name="ro1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.7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31079/Show/Lucas-Evangelista" xlink:type="simple">86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0/Show/Camutanga" xlink:type="simple">87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7/Show/Peglow" xlink:type="simple">88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<text:a xlink:href="https://1xbet.whoscored.com/Players/107182/Show/Pablo" xlink:type="simple">89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5/Show/Gabriel" xlink:type="simple">90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91/Show/Ângelo" xlink:type="simple">9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75/Show/Santos" xlink:type="simple">95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38188/Show/Victor-Hugo" xlink:type="simple">96Victor Hugo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63/Show/Mayke" xlink:type="simple">97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80756/Show/Rodrigo-Moledo" xlink:type="simple">9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93064/Show/Nikão" xlink:type="simple">99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27/Show/Marcos-Victor" xlink:type="simple">103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17/Show/Alemão" xlink:type="simple">104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74768/Show/Gil" xlink:type="simple">105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81541/Show/Victor-Sá" xlink:type="simple">106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32151/Show/Matías-Zaracho" xlink:type="simple">107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05/Show/Renê" xlink:type="simple">108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13/Show/Samuel-Xavier" xlink:type="simple">112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72/Show/Zé-Welison" xlink:type="simple">11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5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9/Show/Marcos-Leonardo" xlink:type="simple">12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95/Show/Adson" xlink:type="simple">127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28564/Show/Fabricio-Bustos" xlink:type="simple">14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91779/Show/Pablo" xlink:type="simple">14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280244/Show/Patrick" xlink:type="simple">146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0/Show/Rodrigo-Fernández" xlink:type="simple">147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49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1/Show/Everaldo" xlink:type="simple">151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08/Show/Natanael-Pimienta" xlink:type="simple">152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04/Show/Rony" xlink:type="simple">153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3/Show/Bento" xlink:type="simple">154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400652/Show/Gustavo-Mantuan" xlink:type="simple">155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12/Show/João-Pedro" xlink:type="simple">156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8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83/Show/Pegorari" xlink:type="simple">157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71550/Show/Rafael-Ramos" xlink:type="simple">15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766/Show/Vitão" xlink:type="simple">159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94/Show/Mádson" xlink:type="simple">160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61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50/Show/David-Terans" xlink:type="simple">162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9/Show/Moisés" xlink:type="simple">163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75/Show/Léo-Gamalho" xlink:type="simple">168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2/Show/Bissoli" xlink:type="simple">169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1/Show/Alan-Patrick" xlink:type="simple">17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21846/Show/Lima" xlink:type="simple">17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2/Show/Kelvin" xlink:type="simple">173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77/Show/Raphael-Veiga" xlink:type="simple">174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94983/Show/Kevin" xlink:type="simple">175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4903/Show/Khellven" xlink:type="simple">18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4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125514/Show/Martín-Benítez" xlink:type="simple">181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184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60451/Show/Nonato" xlink:type="simple">188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89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47755/Show/Bruno-Silva" xlink:type="simple">19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1/Show/Mariano" xlink:type="simple">196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3/Show/Rodrigo-Nestor" xlink:type="simple">197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777/Show/Pedrinho" xlink:type="simple">198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72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99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47/Show/Kanu" xlink:type="simple">200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71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16696/Show/Jô" xlink:type="simple">201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9/Show/Fabrício-Daniel" xlink:type="simple">207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6.70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208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2/Show/Jhojan-Julio" xlink:type="simple">209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09/Show/Uendel" xlink:type="simple">23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6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233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22504/Show/Miranda" xlink:type="simple">234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235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4/Show/Erison" xlink:type="simple">23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35735/Show/Philipe-Sampaio" xlink:type="simple">23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28566/Show/Germán-Conti" xlink:type="simple">23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3/Show/Lucas-Piton" xlink:type="simple">23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48/Show/Danilo" xlink:type="simple">240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81/Show/William-Pottker" xlink:type="simple">241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18965/Show/Matheus-Alexandre" xlink:type="simple">243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36102/Show/Tomás-Cuello" xlink:type="simple">244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149141/Show/Alex-Muralha" xlink:type="simple">245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64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5/Show/Guillermo-De-los-Santos" xlink:type="simple">255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55/Show/Ronaldo" xlink:type="simple">256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3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3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259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423520/Show/Nicolás-Hernández" xlink:type="simple">260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261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86566/Show/Vinícius-Silva" xlink:type="simple">262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3/Show/Kelvin-Osorio" xlink:type="simple">263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01/Show/Chico" xlink:type="simple">26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464/Show/Rodrigo-Caio" xlink:type="simple">265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4/Show/Igor-Gomes" xlink:type="simple">266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267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49/Show/Alisson" xlink:type="simple">268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15894/Show/Lucas-Lima" xlink:type="simple">26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82128/Show/Rafael-Gava" xlink:type="simple">27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54846/Show/Víctor-Cantillo" xlink:type="simple">27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236295/Show/Cristian-Pavón" xlink:type="simple">273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0/Show/João-Cardoso" xlink:type="simple">274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9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7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4/Show/Iago-Maidana" xlink:type="simple">313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3/Show/Alê" xlink:type="simple">314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140977/Show/Wanderson" xlink:type="simple">315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54/Show/Andreas-Pereira" xlink:type="simple">316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15/Show/Adryelson" xlink:type="simple">317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5/Show/Bruno-Praxedes" xlink:type="simple">318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2/Show/Felipe" xlink:type="simple">319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6939/Show/João-Lucas" xlink:type="simple">320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29404/Show/Dudu" xlink:type="simple">321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4/Show/Gustavinho" xlink:type="simple">325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8330/Show/Rômulo" xlink:type="simple">326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5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327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25792/Show/Bressan" xlink:type="simple">3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4</text:p>
          </table:table-cell>
        </table:table-row>
        <table:table-row table:style-name="ro2">
          <table:table-cell office:value-type="string" calcext:value-type="string">
            <text:p><text:a xlink:href="https://1xbet.whoscored.com/Players/294064/Show/Vitor-Bueno" xlink:type="simple">3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14/Show/Vinícius-Zanocelo" xlink:type="simple">3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127618/Show/Renzo-Saravia" xlink:type="simple">3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689/Show/Gabriel-Mercado" xlink:type="simple">3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46026/Show/Eduardo-Biasi" xlink:type="simple">3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98/Show/Jadsom" xlink:type="simple">3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9194/Show/Alan-Kardec" xlink:type="simple">341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02/Show/Rwan" xlink:type="simple">346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0/Show/Hércules" xlink:type="simple">347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72/Show/João-Paulo" xlink:type="simple">348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2</text:p>
          </table:table-cell>
        </table:table-row>
        <table:table-row table:style-name="ro2">
          <table:table-cell office:value-type="string" calcext:value-type="string">
            <text:p><text:a xlink:href="https://1xbet.whoscored.com/Players/19119/Show/Fernandinho" xlink:type="simple">349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6/Show/Luiz-Fernando" xlink:type="simple">350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82423/Show/Carlos-Sánchez" xlink:type="simple">351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1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90844/Show/Rodrigo-Soares" xlink:type="simple">357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2/Show/Lucas-Crispim" xlink:type="simple">358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090/Show/Dadá-Belmonte" xlink:type="simple">35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01192/Show/Martinelli" xlink:type="simple">36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365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5/Show/Henrique" xlink:type="simple">366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5116/Show/Diego-Churín" xlink:type="simple">367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119867/Show/Rodrigo-Dourado" xlink:type="simple">368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1/Show/Sávio" xlink:type="simple">374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247/Show/Matheusinho" xlink:type="simple">37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7/Show/Ronald" xlink:type="simple">37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7/Show/Rafael-William" xlink:type="simple">377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2/Show/Sorriso" xlink:type="simple">37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98/Show/Rafael-Vaz" xlink:type="simple">379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9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76914/Show/Maurício" xlink:type="simple">381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29/Show/Thiago-Galhardo" xlink:type="simple">382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7417/Show/Diego" xlink:type="simple">383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29659/Show/Diego" xlink:type="simple">384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385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823/Show/Rômulo" xlink:type="simple">386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90/Show/Alesson" xlink:type="simple">387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61995/Show/Lucas-Ribeiro" xlink:type="simple">388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908/Show/Apodi" xlink:type="simple">389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1/Show/Christian" xlink:type="simple">390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7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73502/Show/Fernando-Sobral" xlink:type="simple">391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8/Show/Kaiky" xlink:type="simple">392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7/Show/Marquinhos" xlink:type="simple">393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4/Show/Matías-Galarza" xlink:type="simple">394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8736/Show/Morato" xlink:type="simple">395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49707/Show/Matheus-Fernandes" xlink:type="simple">396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1538/Show/Alan-Empereur" xlink:type="simple">397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398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6/Show/Arthur-Chaves" xlink:type="simple">399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3/Show/Muriqui" xlink:type="simple">400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401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17789/Show/Maycon" xlink:type="simple">402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1/Show/Wesley" xlink:type="simple">403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85/Show/Ademir" xlink:type="simple">404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243476/Show/Matheus-Sales" xlink:type="simple">405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31/Show/Sidnei" xlink:type="simple">406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95/Show/Danilo-Barcelos" xlink:type="simple">407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5/Show/Rodriguinho" xlink:type="simple">408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76/Show/Luan-Patrick" xlink:type="simple">409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36/Show/Renan" xlink:type="simple">410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7199/Show/Míchel-Macedo" xlink:type="simple">41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059/Show/Éverton" xlink:type="simple">412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3385/Show/Matheus-Galdezani" xlink:type="simple">413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3/Show/Pedrinho" xlink:type="simple">414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17/Show/Bruno-Nazário" xlink:type="simple">415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38910/Show/Bruno-Oliveira" xlink:type="simple">416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29/Show/Bruno-Tubarão" xlink:type="simple">417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8/Show/Calebe" xlink:type="simple">418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4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9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53345/Show/Renato" xlink:type="simple">420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3</text:p>
          </table:table-cell>
        </table:table-row>
        <table:table-row table:style-name="ro3" table:number-rows-repeated="2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36763/Show/Isidro-Pitta" xlink:type="simple">421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6/Show/Bernardo-Lemes" xlink:type="simple">422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<text:a xlink:href="https://1xbet.whoscored.com/Players/279479/Show/Pedro-Rocha" xlink:type="simple">423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40960/Show/Biro" xlink:type="simple">424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8/Show/Vitinho" xlink:type="simple">425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7/Show/Hugo-Souza" xlink:type="simple">42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7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6/Show/Maguinho" xlink:type="simple">42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32/Show/Kaique-Rocha" xlink:type="simple">429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295756/Show/Gustavo-Sauer" xlink:type="simple">430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27763/Show/Titi" xlink:type="simple">431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87/Show/Gabriel-Baralhas" xlink:type="simple">432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7/Show/Douglas-Friedrich" xlink:type="simple">433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68249/Show/Camacho" xlink:type="simple">43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42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435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62/Show/Richardson" xlink:type="simple">436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948/Show/Luan" xlink:type="simple">437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7/Show/Ramiro" xlink:type="simple">438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4/Show/Talles-Costa" xlink:type="simple">439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38531/Show/Luizão" xlink:type="simple">441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6/Show/Thiago-Couto" xlink:type="simple">442Thiago Couto</text:a><text:a xlink:href="https://1xbet.whoscored.com/Teams/1224/Show/Brazil-Sao-Paulo" xlink:type="simple">Sao Paulo, </text:a>23, Goalkeeper</text:p>
          </table:table-cell>
          <table:table-cell office:value-type="string" calcext:value-type="string">
            <text:p><text:a xlink:href="https://1xbet.whoscored.com/Players/389156/Show/Thiago-Cout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66/Show/Giuliano-Galoppo" xlink:type="simple">443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1/Show/Rhaldney" xlink:type="simple">444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81/Show/David-Duarte" xlink:type="simple">445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40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6/Show/Douglas-Borges" xlink:type="simple">446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67/Show/Gabriel-Novaes" xlink:type="simple">447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66/Show/Fagner" xlink:type="simple">448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35223/Show/Diego-Gonçalves" xlink:type="simple">449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6/Show/Andrés-Colorado" xlink:type="simple">450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7/Show/Vinícius-Leite" xlink:type="simple">451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98/Show/Vitor-Mendes" xlink:type="simple">452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428259/Show/Pablo-Maia" xlink:type="simple">453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3/Show/Caio-Vinícius" xlink:type="simple">454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780/Show/Mario-Pineida" xlink:type="simple">455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15418/Show/Fred" xlink:type="simple">456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74/Show/Victor-Luis" xlink:type="simple">45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1/Show/Chay" xlink:type="simple">458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75/Show/Yago-Felipe" xlink:type="simple">459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815/Show/Denilson" xlink:type="simple">460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37729/Show/Matheus-Santos" xlink:type="simple">461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3/Show/Welliton" xlink:type="simple">462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70/Show/Juan-Ramírez" xlink:type="simple">463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1/Show/Anthony-Landázuri" xlink:type="simple">464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465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9122/Show/Guilherme" xlink:type="simple">466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4/Show/Otávio" xlink:type="simple">46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46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284655/Show/André-Luis" xlink:type="simple">46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12/Show/Marquinhos" xlink:type="simple">471Marquinhos</text:a><text:a xlink:href="https://1xbet.whoscored.com/Teams/8938/Show/Brazil-Cuiaba" xlink:type="simple">Cuiaba, </text:a>25, AM(LR)</text:p>
          </table:table-cell>
          <table:table-cell office:value-type="string" calcext:value-type="string">
            <text:p><text:a xlink:href="https://1xbet.whoscored.com/Players/397512/Show/Marquinhos" xlink:type="simple"> </text:a><text:a xlink:href="https://1xbet.whoscored.com/Teams/8938/Show/Brazil-Cuia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8/Show/Felipe-Marques" xlink:type="simple">472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42624/Show/Douglas-da-Silva" xlink:type="simple">473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148524/Show/Auro" xlink:type="simple">474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3/Show/Ramon" xlink:type="simple">4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476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28/Show/Fausto-Vera" xlink:type="simple">477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41061/Show/Wellington" xlink:type="simple">478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49/Show/Élton" xlink:type="simple">479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4/Show/Bruno-Melo" xlink:type="simple">480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129/Show/Capixaba" xlink:type="simple">481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9/Show/Clayton" xlink:type="simple">482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3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384420/Show/Sandry" xlink:type="simple">48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7/Show/Gustavo-García" xlink:type="simple">491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435/Show/Marcos-Paulo" xlink:type="simple">492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493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25147/Show/Gabriel-Neves" xlink:type="simple">494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113/Show/Eduard-Atuesta" xlink:type="simple">495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8/Show/Natanael" xlink:type="simple">496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95/Show/Jonathan-Copete" xlink:type="simple">497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4/Show/Hugo" xlink:type="simple">498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56/Show/Tchê-Tchê" xlink:type="simple">499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53/Show/Flávio" xlink:type="simple">500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40/Show/Pedrinho" xlink:type="simple">50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71/Show/Luiz-Felipe" xlink:type="simple">502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666/Show/Vitinho" xlink:type="simple">503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4/Show/Bryan-Angulo" xlink:type="simple">504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43418/Show/Jesús-Trindade" xlink:type="simple">505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506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8635/Show/Matheus-Franca" xlink:type="simple">507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5/Show/Barreto" xlink:type="simple">508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471/Show/Kaiky-Naves" xlink:type="simple">509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94/Show/Keiller" xlink:type="simple">510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511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3/Show/Liziero" xlink:type="simple">512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2/Show/Cristian-Rivas" xlink:type="simple">513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99736/Show/Guilherme-Biro" xlink:type="simple">514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6797/Show/Paolo-Guerrero" xlink:type="simple">515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443086/Show/Jhon-Vásquez" xlink:type="simple">518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6/Show/Matheus-Jussa" xlink:type="simple">519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103802/Show/Elton" xlink:type="simple">520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2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283835/Show/Matheus-Vargas" xlink:type="simple">521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131458/Show/Léo-Cittadini" xlink:type="simple">52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82237/Show/André-Anderson" xlink:type="simple">523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08/Show/Jean-Pyerre" xlink:type="simple">524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2/Show/Max-Walef" xlink:type="simple">525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50/Show/Vitor-Gabriel" xlink:type="simple">52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5/Show/Breno-Lopes" xlink:type="simple">52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4/Show/Gustavo-Marques" xlink:type="simple">528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22661/Show/Jean-Cléber" xlink:type="simple">529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84008/Show/Warley" xlink:type="simple">530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114123/Show/Auremir" xlink:type="simple">531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20/Show/Luan-Dias" xlink:type="simple">532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08/Show/Emiliano-Rigoni" xlink:type="simple">53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4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534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288/Show/Luan" xlink:type="simple">535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7/Show/Luis-Henrique" xlink:type="simple">536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49/Show/Edinho" xlink:type="simple">537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13551/Show/Felipe-Melo" xlink:type="simple">538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7/Show/Giovane" xlink:type="simple">539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40/Show/Fabinho" xlink:type="simple">540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54/Show/Júnior-Moraes" xlink:type="simple">541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22211/Show/Renato-Júnior" xlink:type="simple">5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503/Show/Thales" xlink:type="simple">543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1/Show/Vinicius-Balieiro" xlink:type="simple">544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8/Show/Matheus-Nascimento" xlink:type="simple">54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00/Show/Jenison" xlink:type="simple">546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230/Show/William-Matheus" xlink:type="simple">54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3/Show/Marcão-Silva" xlink:type="simple">548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549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8/Show/Juan-Pablo" xlink:type="simple">550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2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36653/Show/Vinícius-Jaú" xlink:type="simple">551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74692/Show/Ricardo-Goulart" xlink:type="simple">552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2</text:p>
          </table:table-cell>
        </table:table-row>
        <table:table-row table:style-name="ro2">
          <table:table-cell office:value-type="string" calcext:value-type="string">
            <text:p><text:a xlink:href="https://1xbet.whoscored.com/Players/77883/Show/Marcelo" xlink:type="simple">553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13728/Show/Fábio-Gomes" xlink:type="simple">554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2/Show/Dentinho" xlink:type="simple">555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261990/Show/Felipe-Pires" xlink:type="simple">556Felipe Pires</text:a><text:a xlink:href="https://1xbet.whoscored.com/Teams/1220/Show/Brazil-Juventude" xlink:type="simple">Juventude, </text:a>27, AM(LR)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8/Show/Robert-Renan" xlink:type="simple">557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558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82123/Show/Paulão" xlink:type="simple">578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409247/Show/John-Kennedy" xlink:type="simple">579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5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1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1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608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41/Show/Valentín-Depietri" xlink:type="simple">609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0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1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6881/Show/João-Victor" xlink:type="simple">651João Victor</text:a><text:a xlink:href="https://1xbet.whoscored.com/Teams/7334/Show/Brazil-Ceara" xlink:type="simple">Ceara, </text:a>18, Forward</text:p>
          </table:table-cell>
          <table:table-cell office:value-type="string" calcext:value-type="string">
            <text:p><text:a xlink:href="https://1xbet.whoscored.com/Players/416881/Show/João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5/Show/Rikelmi" xlink:type="simple">652Rikelmi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36625/Show/Rikelmi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50/Show/Wesley-Ribeiro" xlink:type="simple">653Wesley Ribeiro</text:a><text:a xlink:href="https://1xbet.whoscored.com/Teams/1237/Show/Brazil-Corinthians" xlink:type="simple">Corinthians, </text:a>17, Midfielder</text:p>
          </table:table-cell>
          <table:table-cell office:value-type="string" calcext:value-type="string">
            <text:p><text:a xlink:href="https://1xbet.whoscored.com/Players/439650/Show/Wesley-Ribei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60558/Show/Diego" xlink:type="simple">654Diego</text:a><text:a xlink:href="https://1xbet.whoscored.com/Teams/1227/Show/Brazil-Botafogo-RJ" xlink:type="simple">Botafogo RJ, </text:a>24, GK</text:p>
          </table:table-cell>
          <table:table-cell office:value-type="string" calcext:value-type="string">
            <text:p><text:a xlink:href="https://1xbet.whoscored.com/Players/360558/Show/Dieg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814/Show/John-Mercado" xlink:type="simple">655John Mercad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39814/Show/John-Mercado" xlink:type="simple"> </text:a><text:a xlink:href="https://1xbet.whoscored.com/Teams/1243/Show/Brazil-Athletico-Paranaense" xlink:type="simple"> 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35641/Show/Deyverson" xlink:type="simple">656Deyver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135641/Show/Deyver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417867/Show/Giovani" xlink:type="simple">657Giovani</text:a><text:a xlink:href="https://1xbet.whoscored.com/Teams/1234/Show/Brazil-Palmeiras" xlink:type="simple">Palmeiras, </text:a>18, Forward</text:p>
          </table:table-cell>
          <table:table-cell office:value-type="string" calcext:value-type="string">
            <text:p><text:a xlink:href="https://1xbet.whoscored.com/Players/417867/Show/Giovani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19/Show/Henrique-Lordelo" xlink:type="simple">658Henrique Lordelo</text:a><text:a xlink:href="https://1xbet.whoscored.com/Teams/1218/Show/Brazil-Goias" xlink:type="simple">Goias, </text:a>22, M(C)</text:p>
          </table:table-cell>
          <table:table-cell office:value-type="string" calcext:value-type="string">
            <text:p><text:a xlink:href="https://1xbet.whoscored.com/Players/397819/Show/Henrique-Lorde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20/Show/Jonathan-Cafú" xlink:type="simple">659Jonathan Cafú</text:a><text:a xlink:href="https://1xbet.whoscored.com/Teams/8938/Show/Brazil-Cuiaba" xlink:type="simple">Cuiaba, </text:a>31, AM(R),FW</text:p>
          </table:table-cell>
          <table:table-cell office:value-type="string" calcext:value-type="string">
            <text:p><text:a xlink:href="https://1xbet.whoscored.com/Players/279520/Show/Jonathan-Cafú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4/Show/Ricardinho" xlink:type="simple">660Ricardinho</text:a><text:a xlink:href="https://1xbet.whoscored.com/Teams/6368/Show/Brazil-Atletico-GO" xlink:type="simple">Atletico GO, </text:a>21, FW</text:p>
          </table:table-cell>
          <table:table-cell office:value-type="string" calcext:value-type="string">
            <text:p><text:a xlink:href="https://1xbet.whoscored.com/Players/416884/Show/Ricardinh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0:40:56.897074951</meta:creation-date>
    <meta:generator>LibreOffice/7.3.4.2$Linux_X86_64 LibreOffice_project/30$Build-2</meta:generator>
    <dc:date>2022-08-16T00:45:19.753946689</dc:date>
    <meta:editing-duration>PT4M23S</meta:editing-duration>
    <meta:editing-cycles>1</meta:editing-cycles>
    <meta:document-statistic meta:table-count="1" meta:cell-count="5184" meta:object-count="0"/>
  </office:meta>
</office:document-meta>
</file>